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1.2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40.85pt" fo:break-before="auto" style:use-optimal-row-height="false"/>
    </style:style>
    <style:style style:name="ro2" style:family="table-row">
      <style:table-row-properties style:row-height="17.3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1.71pt" fo:break-before="auto" style:use-optimal-row-height="false"/>
    </style:style>
    <style:style style:name="ro5" style:family="table-row">
      <style:table-row-properties style:row-height="26.05pt" fo:break-before="auto" style:use-optimal-row-height="true"/>
    </style:style>
    <style:style style:name="ro6" style:family="table-row">
      <style:table-row-properties style:row-height="16.5pt" fo:break-before="auto" style:use-optimal-row-height="false"/>
    </style:style>
    <style:style style:name="ro7" style:family="table-row">
      <style:table-row-properties style:row-height="18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 fo:border="0.99pt ridge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cc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cc66ff"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123">
      <style:table-cell-properties fo:background-color="#ff00cc" fo:border="0.06pt solid #000000"/>
    </style:style>
    <style:style style:name="ce7" style:family="table-cell" style:parent-style-name="Default" style:data-style-name="N123">
      <style:table-cell-properties fo:border="0.06pt solid #000000"/>
    </style:style>
    <style:style style:name="ce8" style:family="table-cell" style:parent-style-name="Default" style:data-style-name="N123">
      <style:table-cell-properties fo:background-color="#cc66ff" fo:border="0.06pt solid #000000"/>
    </style:style>
    <style:style style:name="ce9" style:family="table-cell" style:parent-style-name="Default" style:data-style-name="N61">
      <style:table-cell-properties fo:background-color="#ff00cc" fo:border="0.06pt solid #000000"/>
    </style:style>
    <style:style style:name="ce10" style:family="table-cell" style:parent-style-name="Default" style:data-style-name="N61">
      <style:table-cell-properties fo:border="0.06pt solid #000000"/>
    </style:style>
    <style:style style:name="ce11" style:family="table-cell" style:parent-style-name="Default" style:data-style-name="N61">
      <style:table-cell-properties fo:background-color="#cc66ff" fo:border="0.06pt solid #000000"/>
    </style:style>
    <style:style style:name="ce12" style:family="table-cell" style:parent-style-name="Default">
      <style:table-cell-properties fo:background-color="#ff00cc"/>
    </style:style>
    <style:style style:name="ce13" style:family="table-cell" style:parent-style-name="Default">
      <style:table-cell-properties fo:background-color="#cc66ff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61">
      <style:table-cell-properties fo:background-color="#ff00cc"/>
    </style:style>
    <style:style style:name="ce16" style:family="table-cell" style:parent-style-name="Default" style:data-style-name="N61"/>
    <style:style style:name="ce17" style:family="table-cell" style:parent-style-name="Default" style:data-style-name="N61">
      <style:table-cell-properties fo:background-color="#cc66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2" table:default-cell-style-name="ce7"/>
        <table:table-column table:style-name="co2" table:number-columns-repeated="2" table:default-cell-style-name="ce10"/>
        <table:table-column table:style-name="co2" table:number-columns-repeated="3" table:default-cell-style-name="ce7"/>
        <table:table-column table:style-name="co2" table:default-cell-style-name="Default"/>
        <table:table-column table:style-name="co2" table:default-cell-style-name="ce16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Event ID</text:p>
          </table:table-cell>
          <table:table-cell table:style-name="ce1" office:value-type="string" calcext:value-type="string">
            <text:p>data Miss Dist.</text:p>
          </table:table-cell>
          <table:table-cell table:style-name="ce1" office:value-type="string" calcext:value-type="string">
            <text:p>computed Miss Dist.</text:p>
          </table:table-cell>
          <table:table-cell table:style-name="ce1" office:value-type="string" calcext:value-type="string">
            <text:p>data poc</text:p>
          </table:table-cell>
          <table:table-cell table:style-name="ce1" office:value-type="string" calcext:value-type="string">
            <text:p>computed poc</text:p>
          </table:table-cell>
          <table:table-cell table:style-name="ce1" office:value-type="string" calcext:value-type="string">
            <text:p>sigma2_1</text:p>
          </table:table-cell>
          <table:table-cell table:style-name="ce1" office:value-type="string" calcext:value-type="string">
            <text:p>sigma2_2</text:p>
          </table:table-cell>
          <table:table-cell table:style-name="ce1" office:value-type="string" calcext:value-type="string">
            <text:p>sigma2_3</text:p>
          </table:table-cell>
          <table:table-cell/>
          <table:table-cell table:style-name="ce14" office:value-type="string" calcext:value-type="string">
            <text:p>Dif PoC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41456_35732_29/06/2018</text:p>
          </table:table-cell>
          <table:table-cell table:style-name="ce2" office:value-type="float" office:value="0.039" calcext:value-type="float">
            <text:p>0.039</text:p>
          </table:table-cell>
          <table:table-cell table:style-name="ce6" office:value-type="float" office:value="0.0290244523222597" calcext:value-type="float">
            <text:p>0.029</text:p>
          </table:table-cell>
          <table:table-cell table:style-name="ce9" office:value-type="float" office:value="0.00174" calcext:value-type="float">
            <text:p>1.74E-03</text:p>
          </table:table-cell>
          <table:table-cell table:style-name="ce9" office:value-type="float" office:value="0.00000778134477809306" calcext:value-type="float">
            <text:p>7.78E-06</text:p>
          </table:table-cell>
          <table:table-cell table:style-name="ce6" office:value-type="float" office:value="0.214123796595255" calcext:value-type="float">
            <text:p>0.214</text:p>
          </table:table-cell>
          <table:table-cell table:style-name="ce6" office:value-type="float" office:value="135.094323515053" calcext:value-type="float">
            <text:p>135.094</text:p>
          </table:table-cell>
          <table:table-cell table:style-name="ce6" office:value-type="float" office:value="0.304608892841906" calcext:value-type="float">
            <text:p>0.305</text:p>
          </table:table-cell>
          <table:table-cell table:style-name="ce12"/>
          <table:table-cell table:style-name="ce15" table:formula="of:=[.D2]-[.E2]" office:value-type="float" office:value="0.00173221865522191" calcext:value-type="float">
            <text:p>1.73E-03</text:p>
          </table:table-cell>
          <table:table-cell table:style-name="ce12" table:number-columns-repeated="1014"/>
        </table:table-row>
        <table:table-row table:style-name="ro2">
          <table:table-cell office:value-type="string" calcext:value-type="string">
            <text:p>33412_19008_30/06/2018</text:p>
          </table:table-cell>
          <table:table-cell office:value-type="float" office:value="0.096" calcext:value-type="float">
            <text:p>0.096</text:p>
          </table:table-cell>
          <table:table-cell office:value-type="float" office:value="1.67934978521518" calcext:value-type="float">
            <text:p>1.679</text:p>
          </table:table-cell>
          <table:table-cell office:value-type="float" office:value="0.000262" calcext:value-type="float">
            <text:p>2.62E-04</text:p>
          </table:table-cell>
          <table:table-cell office:value-type="float" office:value="0.00000209470619590479" calcext:value-type="float">
            <text:p>2.09E-06</text:p>
          </table:table-cell>
          <table:table-cell office:value-type="float" office:value="0.175573276833556" calcext:value-type="float">
            <text:p>0.176</text:p>
          </table:table-cell>
          <table:table-cell office:value-type="float" office:value="141.450594745696" calcext:value-type="float">
            <text:p>141.451</text:p>
          </table:table-cell>
          <table:table-cell office:value-type="float" office:value="0.292979677204071" calcext:value-type="float">
            <text:p>0.293</text:p>
          </table:table-cell>
          <table:table-cell/>
          <table:table-cell table:formula="of:=[.D3]-[.E3]" office:value-type="float" office:value="0.000259905293804095" calcext:value-type="float">
            <text:p>2.60E-0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7386_35519_25/05/2018</text:p>
          </table:table-cell>
          <table:table-cell office:value-type="float" office:value="0.926" calcext:value-type="float">
            <text:p>0.926</text:p>
          </table:table-cell>
          <table:table-cell office:value-type="float" office:value="0.930166551388394" calcext:value-type="float">
            <text:p>0.930</text:p>
          </table:table-cell>
          <table:table-cell office:value-type="float" office:value="0.00011" calcext:value-type="float">
            <text:p>1.10E-04</text:p>
          </table:table-cell>
          <table:table-cell office:value-type="float" office:value="0.0000154830436569824" calcext:value-type="float">
            <text:p>1.55E-05</text:p>
          </table:table-cell>
          <table:table-cell office:value-type="float" office:value="0.14384538794632" calcext:value-type="float">
            <text:p>0.144</text:p>
          </table:table-cell>
          <table:table-cell office:value-type="float" office:value="3.57282999798485" calcext:value-type="float">
            <text:p>3.573</text:p>
          </table:table-cell>
          <table:table-cell office:value-type="float" office:value="0.292230816685227" calcext:value-type="float">
            <text:p>0.292</text:p>
          </table:table-cell>
          <table:table-cell/>
          <table:table-cell table:formula="of:=[.D4]-[.E4]" office:value-type="float" office:value="0.0000945169563430176" calcext:value-type="float">
            <text:p>9.45E-0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7386_37887_08/07/2018</text:p>
          </table:table-cell>
          <table:table-cell office:value-type="float" office:value="0.137" calcext:value-type="float">
            <text:p>0.137</text:p>
          </table:table-cell>
          <table:table-cell office:value-type="float" office:value="0.21880354229663" calcext:value-type="float">
            <text:p>0.219</text:p>
          </table:table-cell>
          <table:table-cell office:value-type="float" office:value="0.00061" calcext:value-type="float">
            <text:p>6.10E-04</text:p>
          </table:table-cell>
          <table:table-cell office:value-type="float" office:value="0.0000786078591352268" calcext:value-type="float">
            <text:p>7.86E-05</text:p>
          </table:table-cell>
          <table:table-cell office:value-type="float" office:value="0.0832506248288914" calcext:value-type="float">
            <text:p>0.083</text:p>
          </table:table-cell>
          <table:table-cell office:value-type="float" office:value="1.59764692987707" calcext:value-type="float">
            <text:p>1.598</text:p>
          </table:table-cell>
          <table:table-cell office:value-type="float" office:value="0.377720162070873" calcext:value-type="float">
            <text:p>0.378</text:p>
          </table:table-cell>
          <table:table-cell/>
          <table:table-cell table:formula="of:=[.D5]-[.E5]" office:value-type="float" office:value="0.000531392140864773" calcext:value-type="float">
            <text:p>5.31E-0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7386_12442_02/09/2004</text:p>
          </table:table-cell>
          <table:table-cell office:value-type="float" office:value="1.29" calcext:value-type="float">
            <text:p>1.29</text:p>
          </table:table-cell>
          <table:table-cell office:value-type="float" office:value="1.3444920819025" calcext:value-type="float">
            <text:p>1.344</text:p>
          </table:table-cell>
          <table:table-cell office:value-type="float" office:value="0.000218" calcext:value-type="float">
            <text:p>2.18E-04</text:p>
          </table:table-cell>
          <table:table-cell office:value-type="float" office:value="0.000000000121441502146126" calcext:value-type="float">
            <text:p>1.21E-10</text:p>
          </table:table-cell>
          <table:table-cell office:value-type="float" office:value="0.135806210809353" calcext:value-type="float">
            <text:p>0.136</text:p>
          </table:table-cell>
          <table:table-cell office:value-type="float" office:value="266.65973471468" calcext:value-type="float">
            <text:p>266.660</text:p>
          </table:table-cell>
          <table:table-cell office:value-type="float" office:value="0.333000306357081" calcext:value-type="float">
            <text:p>0.333</text:p>
          </table:table-cell>
          <table:table-cell/>
          <table:table-cell table:formula="of:=[.D6]-[.E6]" office:value-type="float" office:value="0.000217999878558498" calcext:value-type="float">
            <text:p>2.18E-0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3560_16681_29/09/2004</text:p>
          </table:table-cell>
          <table:table-cell office:value-type="float" office:value="0.067" calcext:value-type="float">
            <text:p>0.067</text:p>
          </table:table-cell>
          <table:table-cell office:value-type="float" office:value="0.268179792395431" calcext:value-type="float">
            <text:p>0.268</text:p>
          </table:table-cell>
          <table:table-cell office:value-type="float" office:value="0.000155" calcext:value-type="float">
            <text:p>1.55E-04</text:p>
          </table:table-cell>
          <table:table-cell office:value-type="float" office:value="0.00000385324334079782" calcext:value-type="float">
            <text:p>3.85E-06</text:p>
          </table:table-cell>
          <table:table-cell office:value-type="float" office:value="0.242082612490859" calcext:value-type="float">
            <text:p>0.242</text:p>
          </table:table-cell>
          <table:table-cell office:value-type="float" office:value="516.868308301921" calcext:value-type="float">
            <text:p>516.868</text:p>
          </table:table-cell>
          <table:table-cell office:value-type="float" office:value="0.322292604571266" calcext:value-type="float">
            <text:p>0.322</text:p>
          </table:table-cell>
          <table:table-cell/>
          <table:table-cell table:formula="of:=[.D7]-[.E7]" office:value-type="float" office:value="0.000151146756659202" calcext:value-type="float">
            <text:p>1.51E-0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5415_31445_18/03/2013</text:p>
          </table:table-cell>
          <table:table-cell office:value-type="float" office:value="0.115" calcext:value-type="float">
            <text:p>0.115</text:p>
          </table:table-cell>
          <table:table-cell office:value-type="float" office:value="0.892984184479461" calcext:value-type="float">
            <text:p>0.893</text:p>
          </table:table-cell>
          <table:table-cell office:value-type="float" office:value="0.0000124" calcext:value-type="float">
            <text:p>1.24E-05</text:p>
          </table:table-cell>
          <table:table-cell office:value-type="float" office:value="0.000000386628295412057" calcext:value-type="float">
            <text:p>3.87E-07</text:p>
          </table:table-cell>
          <table:table-cell office:value-type="float" office:value="0.20038642168566" calcext:value-type="float">
            <text:p>0.200</text:p>
          </table:table-cell>
          <table:table-cell office:value-type="float" office:value="5.77540440822326" calcext:value-type="float">
            <text:p>5.775</text:p>
          </table:table-cell>
          <table:table-cell office:value-type="float" office:value="0.556844898948245" calcext:value-type="float">
            <text:p>0.557</text:p>
          </table:table-cell>
          <table:table-cell/>
          <table:table-cell table:formula="of:=[.D8]-[.E8]" office:value-type="float" office:value="0.0000120133717045879" calcext:value-type="float">
            <text:p>1.20E-0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737_20738_17/03/2013</text:p>
          </table:table-cell>
          <table:table-cell office:value-type="float" office:value="0.104" calcext:value-type="float">
            <text:p>0.104</text:p>
          </table:table-cell>
          <table:table-cell office:value-type="float" office:value="0.0334640617508413" calcext:value-type="float">
            <text:p>0.033</text:p>
          </table:table-cell>
          <table:table-cell office:value-type="float" office:value="0.0000017" calcext:value-type="float">
            <text:p>1.70E-06</text:p>
          </table:table-cell>
          <table:table-cell office:value-type="float" office:value="0.0000741694968640195" calcext:value-type="float">
            <text:p>7.42E-05</text:p>
          </table:table-cell>
          <table:table-cell office:value-type="float" office:value="0.0977998652818118" calcext:value-type="float">
            <text:p>0.098</text:p>
          </table:table-cell>
          <table:table-cell office:value-type="float" office:value="1.14665332252545" calcext:value-type="float">
            <text:p>1.147</text:p>
          </table:table-cell>
          <table:table-cell office:value-type="float" office:value="0.286036315314392" calcext:value-type="float">
            <text:p>0.286</text:p>
          </table:table-cell>
          <table:table-cell/>
          <table:table-cell table:formula="of:=[.D9]-[.E9]" office:value-type="float" office:value="-0.0000724694968640195" calcext:value-type="float">
            <text:p>-7.25E-0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7939_31588_16/03/2013</text:p>
          </table:table-cell>
          <table:table-cell office:value-type="float" office:value="0.098" calcext:value-type="float">
            <text:p>0.098</text:p>
          </table:table-cell>
          <table:table-cell office:value-type="float" office:value="0.814417878777203" calcext:value-type="float">
            <text:p>0.814</text:p>
          </table:table-cell>
          <table:table-cell office:value-type="float" office:value="0.0000301" calcext:value-type="float">
            <text:p>3.01E-05</text:p>
          </table:table-cell>
          <table:table-cell office:value-type="float" office:value="0.00000188914068075745" calcext:value-type="float">
            <text:p>1.89E-06</text:p>
          </table:table-cell>
          <table:table-cell office:value-type="float" office:value="0.313294088424801" calcext:value-type="float">
            <text:p>0.313</text:p>
          </table:table-cell>
          <table:table-cell office:value-type="float" office:value="1710.83658749256" calcext:value-type="float">
            <text:p>1710.837</text:p>
          </table:table-cell>
          <table:table-cell office:value-type="float" office:value="0.383768470957746" calcext:value-type="float">
            <text:p>0.384</text:p>
          </table:table-cell>
          <table:table-cell/>
          <table:table-cell table:formula="of:=[.D10]-[.E10]" office:value-type="float" office:value="0.0000282108593192425" calcext:value-type="float">
            <text:p>2.82E-05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11308_32315_15/03/2013</text:p>
          </table:table-cell>
          <table:table-cell table:style-name="ce4" office:value-type="float" office:value="0.094" calcext:value-type="float">
            <text:p>0.094</text:p>
          </table:table-cell>
          <table:table-cell table:style-name="ce8" office:value-type="float" office:value="0.0933196719616635" calcext:value-type="float">
            <text:p>0.093</text:p>
          </table:table-cell>
          <table:table-cell table:style-name="ce11" office:value-type="float" office:value="0.000015" calcext:value-type="float">
            <text:p>1.50E-05</text:p>
          </table:table-cell>
          <table:table-cell table:style-name="ce11" office:value-type="float" office:value="0.0000995750706940986" calcext:value-type="float">
            <text:p>9.96E-05</text:p>
          </table:table-cell>
          <table:table-cell table:style-name="ce8" office:value-type="float" office:value="0.0777275543479879" calcext:value-type="float">
            <text:p>0.078</text:p>
          </table:table-cell>
          <table:table-cell table:style-name="ce8" office:value-type="float" office:value="1.22819961406469" calcext:value-type="float">
            <text:p>1.228</text:p>
          </table:table-cell>
          <table:table-cell table:style-name="ce8" office:value-type="float" office:value="0.294443250784674" calcext:value-type="float">
            <text:p>0.294</text:p>
          </table:table-cell>
          <table:table-cell table:style-name="ce13"/>
          <table:table-cell table:style-name="ce17" table:formula="of:=[.D11]-[.E11]" office:value-type="float" office:value="-0.0000845750706940986" calcext:value-type="float">
            <text:p>-8.46E-05</text:p>
          </table:table-cell>
          <table:table-cell table:style-name="ce13" table:number-columns-repeated="1014"/>
        </table:table-row>
        <table:table-row table:style-name="ro3" table:number-rows-repeated="2">
          <table:table-cell table:style-name="Default" table:number-columns-repeated="8"/>
          <table:table-cell/>
          <table:table-cell table:style-name="Default"/>
          <table:table-cell table:number-columns-repeated="1014"/>
        </table:table-row>
        <table:table-row table:style-name="ro4">
          <table:table-cell table:style-name="ce5" office:value-type="string" calcext:value-type="string" table:number-columns-spanned="2" table:number-rows-spanned="1">
            <text:p>Matrices de SOCRATES + propagación</text:p>
          </table:table-cell>
          <table:covered-table-cell table:style-name="Default"/>
          <table:table-cell table:style-name="Default" table:number-columns-repeated="6"/>
          <table:table-cell/>
          <table:table-cell table:style-name="Default"/>
          <table:table-cell table:number-columns-repeated="1014"/>
        </table:table-row>
        <table:table-row table:style-name="ro3">
          <table:table-cell table:style-name="Default" table:number-columns-repeated="8"/>
          <table:table-cell/>
          <table:table-cell table:style-name="Default"/>
          <table:table-cell table:number-columns-repeated="1014"/>
        </table:table-row>
        <table:table-row table:style-name="ro5">
          <table:table-cell table:style-name="ce1" office:value-type="string" calcext:value-type="string">
            <text:p>Event ID</text:p>
          </table:table-cell>
          <table:table-cell table:style-name="ce1" office:value-type="string" calcext:value-type="string">
            <text:p>data Miss Dist.</text:p>
          </table:table-cell>
          <table:table-cell table:style-name="ce1" office:value-type="string" calcext:value-type="string">
            <text:p>computed Miss Dist.</text:p>
          </table:table-cell>
          <table:table-cell table:style-name="ce1" office:value-type="string" calcext:value-type="string">
            <text:p>data poc</text:p>
          </table:table-cell>
          <table:table-cell table:style-name="ce1" office:value-type="string" calcext:value-type="string">
            <text:p>computed poc</text:p>
          </table:table-cell>
          <table:table-cell table:style-name="ce1" office:value-type="string" calcext:value-type="string">
            <text:p>sigma2_1</text:p>
          </table:table-cell>
          <table:table-cell table:style-name="ce1" office:value-type="string" calcext:value-type="string">
            <text:p>sigma2_2</text:p>
          </table:table-cell>
          <table:table-cell table:style-name="ce1" office:value-type="string" calcext:value-type="string">
            <text:p>sigma2_3</text:p>
          </table:table-cell>
          <table:table-cell/>
          <table:table-cell table:style-name="Default"/>
          <table:table-cell table:number-columns-repeated="1014"/>
        </table:table-row>
        <table:table-row table:style-name="ro6">
          <table:table-cell office:value-type="string" calcext:value-type="string">
            <text:p>41456_35732_29/06/201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90244523222597" calcext:value-type="float">
            <text:p>0.029</text:p>
          </table:table-cell>
          <table:table-cell office:value-type="float" office:value="0.00174" calcext:value-type="float">
            <text:p>1.74E-03</text:p>
          </table:table-cell>
          <table:table-cell office:value-type="float" office:value="0.0000760748590649056" calcext:value-type="float">
            <text:p>7.61E-05</text:p>
          </table:table-cell>
          <table:table-cell office:value-type="float" office:value="0.12567592222" calcext:value-type="float">
            <text:p>0.126</text:p>
          </table:table-cell>
          <table:table-cell office:value-type="float" office:value="1.4685352846" calcext:value-type="float">
            <text:p>1.469</text:p>
          </table:table-cell>
          <table:table-cell office:value-type="float" office:value="0.2976637778" calcext:value-type="float">
            <text:p>0.298</text:p>
          </table:table-cell>
          <table:table-cell/>
          <table:table-cell table:formula="of:=[.D17]-[.E17]" office:value-type="float" office:value="0.00166392514093509" calcext:value-type="float">
            <text:p>1.66E-0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3412_19008_30/06/2018</text:p>
          </table:table-cell>
          <table:table-cell office:value-type="float" office:value="0.096" calcext:value-type="float">
            <text:p>0.096</text:p>
          </table:table-cell>
          <table:table-cell office:value-type="float" office:value="1.67934978521518" calcext:value-type="float">
            <text:p>1.679</text:p>
          </table:table-cell>
          <table:table-cell office:value-type="float" office:value="0.000262" calcext:value-type="float">
            <text:p>2.62E-04</text:p>
          </table:table-cell>
          <table:table-cell office:value-type="float" office:value="0.00000279341334415325" calcext:value-type="float">
            <text:p>2.79E-06</text:p>
          </table:table-cell>
          <table:table-cell office:value-type="float" office:value="0.1004541195" calcext:value-type="float">
            <text:p>0.100</text:p>
          </table:table-cell>
          <table:table-cell office:value-type="float" office:value="1.2325771235" calcext:value-type="float">
            <text:p>1.233</text:p>
          </table:table-cell>
          <table:table-cell office:value-type="float" office:value="0.3069069074" calcext:value-type="float">
            <text:p>0.307</text:p>
          </table:table-cell>
          <table:table-cell/>
          <table:table-cell table:formula="of:=[.D18]-[.E18]" office:value-type="float" office:value="0.000259206586655847" calcext:value-type="float">
            <text:p>2.59E-0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7386_35519_25/05/2018</text:p>
          </table:table-cell>
          <table:table-cell office:value-type="float" office:value="0.926" calcext:value-type="float">
            <text:p>0.926</text:p>
          </table:table-cell>
          <table:table-cell office:value-type="float" office:value="0.930166551388394" calcext:value-type="float">
            <text:p>0.930</text:p>
          </table:table-cell>
          <table:table-cell office:value-type="float" office:value="0.00011" calcext:value-type="float">
            <text:p>1.10E-04</text:p>
          </table:table-cell>
          <table:table-cell office:value-type="float" office:value="0.00000638577469101196" calcext:value-type="float">
            <text:p>6.39E-06</text:p>
          </table:table-cell>
          <table:table-cell office:value-type="float" office:value="0.12567592222" calcext:value-type="float">
            <text:p>0.126</text:p>
          </table:table-cell>
          <table:table-cell office:value-type="float" office:value="1.4685352846" calcext:value-type="float">
            <text:p>1.469</text:p>
          </table:table-cell>
          <table:table-cell office:value-type="float" office:value="0.2976637778" calcext:value-type="float">
            <text:p>0.298</text:p>
          </table:table-cell>
          <table:table-cell/>
          <table:table-cell table:formula="of:=[.D19]-[.E19]" office:value-type="float" office:value="0.000103614225308988" calcext:value-type="float">
            <text:p>1.04E-0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7386_37887_08/07/2018</text:p>
          </table:table-cell>
          <table:table-cell office:value-type="float" office:value="0.137" calcext:value-type="float">
            <text:p>0.137</text:p>
          </table:table-cell>
          <table:table-cell office:value-type="float" office:value="0.21880354229663" calcext:value-type="float">
            <text:p>0.219</text:p>
          </table:table-cell>
          <table:table-cell office:value-type="float" office:value="0.00061" calcext:value-type="float">
            <text:p>6.10E-04</text:p>
          </table:table-cell>
          <table:table-cell office:value-type="float" office:value="0.0000853160798354253" calcext:value-type="float">
            <text:p>8.53E-05</text:p>
          </table:table-cell>
          <table:table-cell office:value-type="float" office:value="0.08781104863" calcext:value-type="float">
            <text:p>0.088</text:p>
          </table:table-cell>
          <table:table-cell office:value-type="float" office:value="1.1986458639" calcext:value-type="float">
            <text:p>1.199</text:p>
          </table:table-cell>
          <table:table-cell office:value-type="float" office:value="0.3247961403" calcext:value-type="float">
            <text:p>0.325</text:p>
          </table:table-cell>
          <table:table-cell/>
          <table:table-cell table:formula="of:=[.D20]-[.E20]" office:value-type="float" office:value="0.000524683920164575" calcext:value-type="float">
            <text:p>5.25E-0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7386_12442_02/09/2004</text:p>
          </table:table-cell>
          <table:table-cell office:value-type="float" office:value="1.29" calcext:value-type="float">
            <text:p>1.29</text:p>
          </table:table-cell>
          <table:table-cell office:value-type="float" office:value="1.3444920819025" calcext:value-type="float">
            <text:p>1.344</text:p>
          </table:table-cell>
          <table:table-cell office:value-type="float" office:value="0.000218" calcext:value-type="float">
            <text:p>2.18E-04</text:p>
          </table:table-cell>
          <table:table-cell office:value-type="float" office:value="0.00000000204630666767949" calcext:value-type="float">
            <text:p>2.05E-09</text:p>
          </table:table-cell>
          <table:table-cell office:value-type="float" office:value="0.12567592222" calcext:value-type="float">
            <text:p>0.126</text:p>
          </table:table-cell>
          <table:table-cell office:value-type="float" office:value="1.4685352846" calcext:value-type="float">
            <text:p>1.469</text:p>
          </table:table-cell>
          <table:table-cell office:value-type="float" office:value="0.2976637778" calcext:value-type="float">
            <text:p>0.298</text:p>
          </table:table-cell>
          <table:table-cell/>
          <table:table-cell table:formula="of:=[.D21]-[.E21]" office:value-type="float" office:value="0.000217997953693332" calcext:value-type="float">
            <text:p>2.18E-0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3560_16681_29/09/2004</text:p>
          </table:table-cell>
          <table:table-cell office:value-type="float" office:value="0.067" calcext:value-type="float">
            <text:p>0.067</text:p>
          </table:table-cell>
          <table:table-cell office:value-type="float" office:value="0.268179792395431" calcext:value-type="float">
            <text:p>0.268</text:p>
          </table:table-cell>
          <table:table-cell office:value-type="float" office:value="0.000155" calcext:value-type="float">
            <text:p>1.55E-04</text:p>
          </table:table-cell>
          <table:table-cell office:value-type="float" office:value="0.0000757776511411878" calcext:value-type="float">
            <text:p>7.58E-05</text:p>
          </table:table-cell>
          <table:table-cell office:value-type="float" office:value="0.12567592222" calcext:value-type="float">
            <text:p>0.126</text:p>
          </table:table-cell>
          <table:table-cell office:value-type="float" office:value="1.4685352846" calcext:value-type="float">
            <text:p>1.469</text:p>
          </table:table-cell>
          <table:table-cell office:value-type="float" office:value="0.2976637778" calcext:value-type="float">
            <text:p>0.298</text:p>
          </table:table-cell>
          <table:table-cell/>
          <table:table-cell table:formula="of:=[.D22]-[.E22]" office:value-type="float" office:value="0.0000792223488588122" calcext:value-type="float">
            <text:p>7.92E-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5415_31445_18/03/2013</text:p>
          </table:table-cell>
          <table:table-cell office:value-type="float" office:value="0.115" calcext:value-type="float">
            <text:p>0.115</text:p>
          </table:table-cell>
          <table:table-cell office:value-type="float" office:value="0.892984184479461" calcext:value-type="float">
            <text:p>0.893</text:p>
          </table:table-cell>
          <table:table-cell office:value-type="float" office:value="0.0000124" calcext:value-type="float">
            <text:p>1.24E-05</text:p>
          </table:table-cell>
          <table:table-cell office:value-type="float" office:value="0.000000215404390591804" calcext:value-type="float">
            <text:p>2.15E-07</text:p>
          </table:table-cell>
          <table:table-cell office:value-type="float" office:value="0.12567592222" calcext:value-type="float">
            <text:p>0.126</text:p>
          </table:table-cell>
          <table:table-cell office:value-type="float" office:value="1.4685352846" calcext:value-type="float">
            <text:p>1.469</text:p>
          </table:table-cell>
          <table:table-cell office:value-type="float" office:value="0.2976637778" calcext:value-type="float">
            <text:p>0.298</text:p>
          </table:table-cell>
          <table:table-cell/>
          <table:table-cell table:formula="of:=[.D23]-[.E23]" office:value-type="float" office:value="0.0000121845956094082" calcext:value-type="float">
            <text:p>1.22E-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0737_20738_17/03/2013</text:p>
          </table:table-cell>
          <table:table-cell office:value-type="float" office:value="0.104" calcext:value-type="float">
            <text:p>0.104</text:p>
          </table:table-cell>
          <table:table-cell office:value-type="float" office:value="0.0334640617508413" calcext:value-type="float">
            <text:p>0.033</text:p>
          </table:table-cell>
          <table:table-cell office:value-type="float" office:value="0.0000017" calcext:value-type="float">
            <text:p>1.70E-06</text:p>
          </table:table-cell>
          <table:table-cell office:value-type="float" office:value="0.0000742272424244956" calcext:value-type="float">
            <text:p>7.42E-05</text:p>
          </table:table-cell>
          <table:table-cell office:value-type="float" office:value="0.09729571142" calcext:value-type="float">
            <text:p>0.097</text:p>
          </table:table-cell>
          <table:table-cell office:value-type="float" office:value="1.0812307224" calcext:value-type="float">
            <text:p>1.081</text:p>
          </table:table-cell>
          <table:table-cell office:value-type="float" office:value="0.3053465242" calcext:value-type="float">
            <text:p>0.305</text:p>
          </table:table-cell>
          <table:table-cell/>
          <table:table-cell table:formula="of:=[.D24]-[.E24]" office:value-type="float" office:value="-0.0000725272424244956" calcext:value-type="float">
            <text:p>-7.25E-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7939_31588_16/03/2013</text:p>
          </table:table-cell>
          <table:table-cell office:value-type="float" office:value="0.098" calcext:value-type="float">
            <text:p>0.098</text:p>
          </table:table-cell>
          <table:table-cell office:value-type="float" office:value="0.814417878777203" calcext:value-type="float">
            <text:p>0.814</text:p>
          </table:table-cell>
          <table:table-cell office:value-type="float" office:value="0.0000301" calcext:value-type="float">
            <text:p>3.01E-05</text:p>
          </table:table-cell>
          <table:table-cell office:value-type="float" office:value="0.0000463251317619036" calcext:value-type="float">
            <text:p>4.63E-05</text:p>
          </table:table-cell>
          <table:table-cell office:value-type="float" office:value="0.11148581682" calcext:value-type="float">
            <text:p>0.111</text:p>
          </table:table-cell>
          <table:table-cell office:value-type="float" office:value="1.2748830035" calcext:value-type="float">
            <text:p>1.275</text:p>
          </table:table-cell>
          <table:table-cell office:value-type="float" office:value="0.301505151" calcext:value-type="float">
            <text:p>0.302</text:p>
          </table:table-cell>
          <table:table-cell/>
          <table:table-cell table:formula="of:=[.D25]-[.E25]" office:value-type="float" office:value="-0.0000162251317619036" calcext:value-type="float">
            <text:p>-1.62E-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1308_32315_15/03/201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33196719616635" calcext:value-type="float">
            <text:p>0.093</text:p>
          </table:table-cell>
          <table:table-cell office:value-type="float" office:value="0.000015" calcext:value-type="float">
            <text:p>1.50E-05</text:p>
          </table:table-cell>
          <table:table-cell office:value-type="float" office:value="0.000106285508128912" calcext:value-type="float">
            <text:p>1.06E-04</text:p>
          </table:table-cell>
          <table:table-cell office:value-type="float" office:value="0.0862640141" calcext:value-type="float">
            <text:p>0.086</text:p>
          </table:table-cell>
          <table:table-cell office:value-type="float" office:value="1.0389248424" calcext:value-type="float">
            <text:p>1.039</text:p>
          </table:table-cell>
          <table:table-cell office:value-type="float" office:value="0.3107482806" calcext:value-type="float">
            <text:p>0.311</text:p>
          </table:table-cell>
          <table:table-cell/>
          <table:table-cell table:formula="of:=[.D26]-[.E26]" office:value-type="float" office:value="-0.000091285508128912" calcext:value-type="float">
            <text:p>-9.13E-05</text:p>
          </table:table-cell>
          <table:table-cell table:number-columns-repeated="1014"/>
        </table:table-row>
        <table:table-row table:style-name="ro3" table:number-rows-repeated="2">
          <table:table-cell table:style-name="Default" table:number-columns-repeated="8"/>
          <table:table-cell/>
          <table:table-cell table:style-name="Default"/>
          <table:table-cell table:number-columns-repeated="1014"/>
        </table:table-row>
        <table:table-row table:style-name="ro4">
          <table:table-cell table:style-name="ce5" office:value-type="string" calcext:value-type="string" table:number-columns-spanned="2" table:number-rows-spanned="1">
            <text:p>Matrices de SOCRATES (sin propagación)</text:p>
          </table:table-cell>
          <table:covered-table-cell table:style-name="Default"/>
          <table:table-cell table:style-name="Default" table:number-columns-repeated="6"/>
          <table:table-cell/>
          <table:table-cell table:style-name="Default"/>
          <table:table-cell table:number-columns-repeated="1014"/>
        </table:table-row>
        <table:table-row table:style-name="ro3">
          <table:table-cell table:style-name="Default" table:number-columns-repeated="8"/>
          <table:table-cell/>
          <table:table-cell table:style-name="Default"/>
          <table:table-cell table:number-columns-repeated="1014"/>
        </table:table-row>
        <table:table-row table:style-name="ro5">
          <table:table-cell table:style-name="ce1" office:value-type="string" calcext:value-type="string">
            <text:p>Event ID</text:p>
          </table:table-cell>
          <table:table-cell table:style-name="ce1" office:value-type="string" calcext:value-type="string">
            <text:p>data Miss Dist.</text:p>
          </table:table-cell>
          <table:table-cell table:style-name="ce1" office:value-type="string" calcext:value-type="string">
            <text:p>computed Miss Dist.</text:p>
          </table:table-cell>
          <table:table-cell table:style-name="ce1" office:value-type="string" calcext:value-type="string">
            <text:p>data poc</text:p>
          </table:table-cell>
          <table:table-cell table:style-name="ce1" office:value-type="string" calcext:value-type="string">
            <text:p>computed poc</text:p>
          </table:table-cell>
          <table:table-cell table:style-name="ce1" office:value-type="string" calcext:value-type="string">
            <text:p>sigma2_1</text:p>
          </table:table-cell>
          <table:table-cell table:style-name="ce1" office:value-type="string" calcext:value-type="string">
            <text:p>sigma2_2</text:p>
          </table:table-cell>
          <table:table-cell table:style-name="ce1" office:value-type="string" calcext:value-type="string">
            <text:p>sigma2_3</text:p>
          </table:table-cell>
          <table:table-cell/>
          <table:table-cell table:style-name="Default"/>
          <table:table-cell table:number-columns-repeated="1014"/>
        </table:table-row>
        <table:table-row table:style-name="ro7">
          <table:table-cell office:value-type="string" calcext:value-type="string">
            <text:p>41456_35732_29/06/201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90244523222597" calcext:value-type="float">
            <text:p>0.029</text:p>
          </table:table-cell>
          <table:table-cell office:value-type="float" office:value="0.00174" calcext:value-type="float">
            <text:p>1.74E-03</text:p>
          </table:table-cell>
          <table:table-cell office:value-type="float" office:value="0.000674842780209399" calcext:value-type="float">
            <text:p>6.75E-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2" calcext:value-type="float">
            <text:p>0.02</text:p>
          </table:table-cell>
          <table:table-cell/>
          <table:table-cell table:formula="of:=[.D32]-[.E32]" office:value-type="float" office:value="0.0010651572197906" calcext:value-type="float">
            <text:p>1.07E-03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33412_19008_30/06/2018</text:p>
          </table:table-cell>
          <table:table-cell office:value-type="float" office:value="0.096" calcext:value-type="float">
            <text:p>0.096</text:p>
          </table:table-cell>
          <table:table-cell office:value-type="float" office:value="1.67934978521518" calcext:value-type="float">
            <text:p>1.679</text:p>
          </table:table-cell>
          <table:table-cell office:value-type="float" office:value="0.000262" calcext:value-type="float">
            <text:p>2.62E-04</text:p>
          </table:table-cell>
          <table:table-cell office:value-type="float" office:value="3.27380649720893E-018" calcext:value-type="float">
            <text:p>3.27E-18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2" calcext:value-type="float">
            <text:p>0.02</text:p>
          </table:table-cell>
          <table:table-cell/>
          <table:table-cell table:formula="of:=[.D33]-[.E33]" office:value-type="float" office:value="0.000261999999999997" calcext:value-type="float">
            <text:p>2.62E-04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27386_35519_25/05/2018</text:p>
          </table:table-cell>
          <table:table-cell office:value-type="float" office:value="0.926" calcext:value-type="float">
            <text:p>0.926</text:p>
          </table:table-cell>
          <table:table-cell office:value-type="float" office:value="0.930166551388394" calcext:value-type="float">
            <text:p>0.930</text:p>
          </table:table-cell>
          <table:table-cell office:value-type="float" office:value="0.00011" calcext:value-type="float">
            <text:p>1.10E-04</text:p>
          </table:table-cell>
          <table:table-cell office:value-type="float" office:value="0.0000000000000497037091526717" calcext:value-type="float">
            <text:p>4.97E-1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2" calcext:value-type="float">
            <text:p>0.02</text:p>
          </table:table-cell>
          <table:table-cell/>
          <table:table-cell table:formula="of:=[.D34]-[.E34]" office:value-type="float" office:value="0.000109999999950296" calcext:value-type="float">
            <text:p>1.10E-04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27386_37887_08/07/2018</text:p>
          </table:table-cell>
          <table:table-cell office:value-type="float" office:value="0.137" calcext:value-type="float">
            <text:p>0.137</text:p>
          </table:table-cell>
          <table:table-cell office:value-type="float" office:value="0.21880354229663" calcext:value-type="float">
            <text:p>0.219</text:p>
          </table:table-cell>
          <table:table-cell office:value-type="float" office:value="0.00061" calcext:value-type="float">
            <text:p>6.10E-04</text:p>
          </table:table-cell>
          <table:table-cell office:value-type="float" office:value="0.000374079514140228" calcext:value-type="float">
            <text:p>3.74E-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2" calcext:value-type="float">
            <text:p>0.02</text:p>
          </table:table-cell>
          <table:table-cell/>
          <table:table-cell table:formula="of:=[.D35]-[.E35]" office:value-type="float" office:value="0.000235920485859772" calcext:value-type="float">
            <text:p>2.36E-04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27386_12442_02/09/2004</text:p>
          </table:table-cell>
          <table:table-cell office:value-type="float" office:value="1.29" calcext:value-type="float">
            <text:p>1.29</text:p>
          </table:table-cell>
          <table:table-cell office:value-type="float" office:value="1.3444920819025" calcext:value-type="float">
            <text:p>1.344</text:p>
          </table:table-cell>
          <table:table-cell office:value-type="float" office:value="0.000218" calcext:value-type="float">
            <text:p>2.18E-04</text:p>
          </table:table-cell>
          <table:table-cell office:value-type="float" office:value="5.30053050623392E-040" calcext:value-type="float">
            <text:p>5.30E-4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2" calcext:value-type="float">
            <text:p>0.02</text:p>
          </table:table-cell>
          <table:table-cell/>
          <table:table-cell table:formula="of:=[.D36]-[.E36]" office:value-type="float" office:value="0.000218" calcext:value-type="float">
            <text:p>2.18E-04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23560_16681_29/09/2004</text:p>
          </table:table-cell>
          <table:table-cell office:value-type="float" office:value="0.067" calcext:value-type="float">
            <text:p>0.067</text:p>
          </table:table-cell>
          <table:table-cell office:value-type="float" office:value="0.268179792395431" calcext:value-type="float">
            <text:p>0.268</text:p>
          </table:table-cell>
          <table:table-cell office:value-type="float" office:value="0.000155" calcext:value-type="float">
            <text:p>1.55E-04</text:p>
          </table:table-cell>
          <table:table-cell office:value-type="float" office:value="0.000107868282538232" calcext:value-type="float">
            <text:p>1.08E-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2" calcext:value-type="float">
            <text:p>0.02</text:p>
          </table:table-cell>
          <table:table-cell/>
          <table:table-cell table:formula="of:=[.D37]-[.E37]" office:value-type="float" office:value="0.000047131717461768" calcext:value-type="float">
            <text:p>4.71E-05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25415_31445_18/03/2013</text:p>
          </table:table-cell>
          <table:table-cell office:value-type="float" office:value="0.115" calcext:value-type="float">
            <text:p>0.115</text:p>
          </table:table-cell>
          <table:table-cell office:value-type="float" office:value="0.892984184479461" calcext:value-type="float">
            <text:p>0.893</text:p>
          </table:table-cell>
          <table:table-cell office:value-type="float" office:value="0.0000124" calcext:value-type="float">
            <text:p>1.24E-05</text:p>
          </table:table-cell>
          <table:table-cell office:value-type="float" office:value="5.07905697289971E-021" calcext:value-type="float">
            <text:p>5.08E-2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2" calcext:value-type="float">
            <text:p>0.02</text:p>
          </table:table-cell>
          <table:table-cell/>
          <table:table-cell table:formula="of:=[.D38]-[.E38]" office:value-type="float" office:value="0.0000124" calcext:value-type="float">
            <text:p>1.24E-05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20737_20738_17/03/2013</text:p>
          </table:table-cell>
          <table:table-cell office:value-type="float" office:value="0.104" calcext:value-type="float">
            <text:p>0.104</text:p>
          </table:table-cell>
          <table:table-cell office:value-type="float" office:value="0.0334640617508413" calcext:value-type="float">
            <text:p>0.033</text:p>
          </table:table-cell>
          <table:table-cell office:value-type="float" office:value="0.0000017" calcext:value-type="float">
            <text:p>1.70E-06</text:p>
          </table:table-cell>
          <table:table-cell office:value-type="float" office:value="0.000656298843783311" calcext:value-type="float">
            <text:p>6.56E-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2" calcext:value-type="float">
            <text:p>0.02</text:p>
          </table:table-cell>
          <table:table-cell/>
          <table:table-cell table:formula="of:=[.D39]-[.E39]" office:value-type="float" office:value="-0.000654598843783311" calcext:value-type="float">
            <text:p>-6.55E-04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27939_31588_16/03/2013</text:p>
          </table:table-cell>
          <table:table-cell office:value-type="float" office:value="0.098" calcext:value-type="float">
            <text:p>0.098</text:p>
          </table:table-cell>
          <table:table-cell office:value-type="float" office:value="0.814417878777203" calcext:value-type="float">
            <text:p>0.814</text:p>
          </table:table-cell>
          <table:table-cell office:value-type="float" office:value="0.0000301" calcext:value-type="float">
            <text:p>3.01E-05</text:p>
          </table:table-cell>
          <table:table-cell office:value-type="float" office:value="0.00000217098681828966" calcext:value-type="float">
            <text:p>2.17E-0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2" calcext:value-type="float">
            <text:p>0.02</text:p>
          </table:table-cell>
          <table:table-cell/>
          <table:table-cell table:formula="of:=[.D40]-[.E40]" office:value-type="float" office:value="0.0000279290131817103" calcext:value-type="float">
            <text:p>2.79E-05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11308_32315_15/03/201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33196719616635" calcext:value-type="float">
            <text:p>0.093</text:p>
          </table:table-cell>
          <table:table-cell office:value-type="float" office:value="0.000015" calcext:value-type="float">
            <text:p>1.50E-05</text:p>
          </table:table-cell>
          <table:table-cell office:value-type="float" office:value="0.000448094804550457" calcext:value-type="float">
            <text:p>4.48E-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2" calcext:value-type="float">
            <text:p>0.02</text:p>
          </table:table-cell>
          <table:table-cell/>
          <table:table-cell table:formula="of:=[.D41]-[.E41]" office:value-type="float" office:value="-0.000433094804550457" calcext:value-type="float">
            <text:p>-4.33E-04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8" loext:min-decimal-places="8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1">00/00/0000</text:date>, <text:time style:data-style-name="N2" text:time-value="18:46:50.3418851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20:47:02.446137217</meta:creation-date>
    <dc:date>2018-07-21T19:10:55.734384251</dc:date>
    <meta:editing-duration>PT1H36M44S</meta:editing-duration>
    <meta:editing-cycles>8</meta:editing-cycles>
    <meta:generator>LibreOffice/5.1.6.2$Linux_X86_64 LibreOffice_project/10m0$Build-2</meta:generator>
    <meta:document-statistic meta:table-count="1" meta:cell-count="297" meta:object-count="0"/>
  </office:meta>
</office:document-meta>
</file>